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onymous Pro" svg:font-family="'Anonymous Pro', Menlo, Consolas, 'Bitstream Vera Sans Mono', 'Courier New', monospace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Merriweather" svg:font-family="Merriweather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officeooo:paragraph-rsid="0019a0a3"/>
    </style:style>
    <style:style style:name="P3" style:family="paragraph" style:parent-style-name="Standard">
      <style:text-properties fo:font-weight="normal" officeooo:paragraph-rsid="0019a0a3"/>
    </style:style>
    <style:style style:name="P4" style:family="paragraph" style:parent-style-name="Standard">
      <style:text-properties officeooo:paragraph-rsid="0019a0a3"/>
    </style:style>
    <style:style style:name="P5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Merriweather" fo:font-size="11pt" fo:font-style="normal" style:text-underline-style="none" fo:font-weight="normal" officeooo:rsid="0019a0a3" officeooo:paragraph-rsid="0019a0a3" style:text-blinking="false" fo:background-color="transparent" style:font-size-asian="10.5pt" style:font-weight-asian="bold" style:font-size-complex="12pt" style:font-weight-complex="bold"/>
    </style:style>
    <style:style style:name="P6" style:family="paragraph" style:parent-style-name="Text_20_body">
      <style:text-properties officeooo:paragraph-rsid="0019a0a3"/>
    </style:style>
    <style:style style:name="P7" style:family="paragraph" style:parent-style-name="Text_20_body">
      <style:text-properties officeooo:paragraph-rsid="001b99cb"/>
    </style:style>
    <style:style style:name="P8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erriweather" fo:font-size="11pt" fo:font-style="normal" style:text-underline-style="none" fo:font-weight="normal" officeooo:rsid="0019a0a3" style:text-blinking="false" fo:background-color="transparent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top="0.141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erriweather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.141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erriweather" fo:font-size="14pt" fo:font-style="normal" style:text-underline-style="solid" style:text-underline-width="auto" style:text-underline-color="font-color" fo:font-weight="bold" officeooo:rsid="001ad759" officeooo:paragraph-rsid="001ad759" style:text-blinking="false" fo:background-color="transparent" style:font-size-asian="14pt" style:font-weight-asian="bold" style:font-size-complex="14pt" style:font-weight-complex="bold"/>
    </style:style>
    <style:style style:name="P11" style:family="paragraph" style:parent-style-name="Text_20_body" style:list-style-name="L4">
      <style:paragraph-properties fo:margin-top="0.141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erriweather" fo:font-size="10pt" fo:font-style="normal" style:text-underline-style="none" fo:font-weight="normal" officeooo:rsid="001ad759" officeooo:paragraph-rsid="001ad759" style:text-blinking="false" fo:background-color="transparent" style:font-size-asian="8.75pt" style:font-weight-asian="normal" style:font-size-complex="10pt" style:font-weight-complex="normal"/>
    </style:style>
    <style:style style:name="P12" style:family="paragraph" style:parent-style-name="Text_20_body">
      <style:paragraph-properties fo:margin-top="0.141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3" style:family="paragraph" style:parent-style-name="Text_20_body">
      <style:paragraph-properties fo:margin-top="0.141cm" fo:margin-bottom="0cm" loext:contextual-spacing="false" fo:line-height="138%" style:writing-mode="lr-tb"/>
      <style:text-properties fo:font-variant="normal" fo:text-transform="none" fo:color="#000000" style:font-name="Merriweather" fo:font-size="11pt" fo:font-style="normal" style:text-underline-style="solid" style:text-underline-width="auto" style:text-underline-color="font-color" fo:font-weight="bold" fo:background-color="transparent"/>
    </style:style>
    <style:style style:name="P14" style:family="paragraph" style:parent-style-name="Text_20_body" style:list-style-name="L4">
      <style:paragraph-properties fo:margin-top="0.141cm" fo:margin-bottom="0cm" loext:contextual-spacing="false" fo:line-height="138%" style:writing-mode="lr-tb"/>
    </style:style>
    <style:style style:name="P15" style:family="paragraph" style:parent-style-name="Text_20_body" style:list-style-name="L4">
      <style:paragraph-properties fo:margin-top="0.141cm" fo:margin-bottom="0cm" loext:contextual-spacing="false" fo:line-height="138%" style:writing-mode="lr-tb"/>
      <style:text-properties officeooo:paragraph-rsid="001ad759"/>
    </style:style>
    <style:style style:name="P16" style:family="paragraph" style:parent-style-name="Text_20_body" style:list-style-name="L4">
      <style:paragraph-properties fo:margin-top="0.141cm" fo:margin-bottom="0cm" loext:contextual-spacing="false" fo:line-height="138%" style:writing-mode="lr-tb"/>
      <style:text-properties officeooo:paragraph-rsid="001b99cb"/>
    </style:style>
    <style:style style:name="P17" style:family="paragraph" style:parent-style-name="Text_20_body">
      <style:paragraph-properties fo:margin-top="0.141cm" fo:margin-bottom="0cm" loext:contextual-spacing="false" fo:line-height="138%" style:writing-mode="lr-tb"/>
      <style:text-properties officeooo:paragraph-rsid="001ad759"/>
    </style:style>
    <style:style style:name="P18" style:family="paragraph" style:parent-style-name="Text_20_body">
      <style:paragraph-properties fo:margin-top="0.141cm" fo:margin-bottom="0cm" loext:contextual-spacing="false" fo:line-height="138%" style:writing-mode="lr-tb"/>
      <style:text-properties officeooo:paragraph-rsid="001b99cb"/>
    </style:style>
    <style:style style:name="T1" style:family="text">
      <style:text-properties fo:font-size="14pt" style:text-underline-style="solid" style:text-underline-width="auto" style:text-underline-color="font-color" officeooo:rsid="0019a0a3" style:font-size-asian="12.25pt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font-name="Merriweather" fo:font-size="11pt" fo:font-style="normal" style:text-underline-style="none" officeooo:rsid="0019a0a3" style:text-blinking="false" fo:background-color="transparent" loext:char-shading-value="0" style:font-size-asian="10.5pt" style:font-weight-asian="bold" style:font-size-complex="12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Merriweather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Merriweather" fo:font-size="11pt" fo:font-style="normal" style:text-underline-style="none" fo:font-weight="bold" officeooo:rsid="0019a0a3" style:text-blinking="false" fo:background-color="transparent" loext:char-shading-value="0" style:font-size-asian="10.5pt" style:font-weight-asian="bold" style:font-size-complex="12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Merriweather" fo:font-size="11pt" fo:font-style="normal" style:text-underline-style="none" fo:font-weight="bold" officeooo:rsid="001b99cb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Merriweather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Merriweather" fo:font-size="11pt" fo:font-style="normal" style:text-underline-style="none" fo:font-weight="normal" officeooo:rsid="001ad759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Merriweather" fo:font-size="11pt" fo:font-style="normal" style:text-underline-style="none" fo:font-weight="normal" officeooo:rsid="001ad759" style:text-blinking="false" fo:background-color="transparent" loext:char-shading-value="0" style:font-size-asian="8.75pt" style:font-weight-asian="normal" style:font-size-complex="10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Merriweather" fo:font-size="11pt" fo:font-style="normal" style:text-underline-style="none" fo:font-weight="normal" officeooo:rsid="001b99cb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Merriweather" fo:font-size="11pt" fo:font-style="normal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Merriweather" fo:font-size="11pt" fo:font-style="normal" style:text-underline-style="solid" style:text-underline-width="auto" style:text-underline-color="font-color" fo:font-weight="bold" officeooo:rsid="0019a0a3" style:text-blinking="false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Merriweather" fo:font-size="11pt" fo:letter-spacing="normal" fo:font-style="normal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Merriweather" fo:font-size="11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Merriweather" fo:font-size="10pt" fo:font-style="normal" style:text-underline-style="none" fo:font-weight="bold" officeooo:rsid="0019a0a3" style:text-blinking="false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Merriweather" fo:font-size="14pt" fo:font-style="normal" style:text-underline-style="solid" style:text-underline-width="auto" style:text-underline-color="font-color" fo:font-weight="bold" officeooo:rsid="001ad759" style:text-blinking="false" fo:background-color="transparent" loext:char-shading-value="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Merriweather" fo:font-size="14pt" fo:font-style="normal" style:text-underline-style="solid" style:text-underline-width="auto" style:text-underline-color="font-color" fo:font-weight="bold" officeooo:rsid="001b99cb" style:text-blinking="false" fo:background-color="transparent" loext:char-shading-value="0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4pt" fo:font-style="italic" style:text-underline-style="solid" style:text-underline-width="auto" style:text-underline-color="font-color" fo:font-weight="bold" officeooo:rsid="0019a0a3" style:text-blinking="false" fo:background-color="transparent" loext:char-shading-value="0" style:font-size-asian="10.5pt" style:font-weight-asian="bold" style:font-size-complex="12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4pt" fo:font-style="italic" style:text-underline-style="solid" style:text-underline-width="auto" style:text-underline-color="font-color" fo:font-weight="bold" officeooo:rsid="0019a0a3" style:text-blinking="false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cc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19a0a3" style:text-blinking="false" fo:background-color="transparent" loext:char-shading-value="0" style:font-size-asian="10.5pt" style:font-weight-asian="bold" style:font-size-complex="12pt" style:font-weight-complex="bold"/>
    </style:style>
    <style:style style:name="T20" style:family="text">
      <style:text-properties fo:font-variant="normal" fo:text-transform="none" fo:color="#a61c00" style:text-line-through-style="none" style:text-line-through-type="none" style:font-name="Arial" fo:font-size="14pt" fo:font-style="italic" style:text-underline-style="solid" style:text-underline-width="auto" style:text-underline-color="font-color" fo:font-weight="bold" officeooo:rsid="0019a0a3" style:text-blinking="false" fo:background-color="transparent" loext:char-shading-value="0" style:font-size-asian="10.5pt" style:font-weight-asian="bold" style:font-size-complex="12pt" style:font-weight-complex="bold"/>
    </style:style>
    <style:style style:name="T21" style:family="text">
      <style:text-properties fo:font-variant="normal" fo:text-transform="none" fo:color="#a61c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19a0a3" style:text-blinking="false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solid" style:text-underline-width="auto" style:text-underline-color="font-color" fo:font-weight="bold" officeooo:rsid="0019a0a3" style:text-blinking="false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style:font-name="Merriweather" fo:font-size="11pt" fo:font-style="normal" fo:font-weight="normal"/>
    </style:style>
    <style:style style:name="T24" style:family="text">
      <style:text-properties fo:font-size="11pt"/>
    </style:style>
    <style:style style:name="T25" style:family="text">
      <style:text-properties fo:font-weight="bold"/>
    </style:style>
    <style:style style:name="T26" style:family="text">
      <style:text-properties officeooo:rsid="001ad7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/></text:p>
      <text:p text:style-name="P3"><text:bookmark text:name="docs-internal-guid-8f8ca385-7fff-7ce0-2918-991e46dbc5c3"/><text:span text:style-name="T19">PORT NUMNER IS</text:span><text:span text:style-name="T11"> </text:span><text:span text:style-name="T17">: </text:span><text:span text:style-name="T20">5023</text:span></text:p>
      <text:p text:style-name="P4"><text:span text:style-name="T4"/></text:p>
      <text:p text:style-name="P4"><text:span text:style-name="T4"/></text:p>
      <text:p text:style-name="P6"><text:bookmark text:name="docs-internal-guid-627f93af-7fff-b86b-479a-6615ef2fc67c"/><text:span text:style-name="T22">APIURL </text:span><text:span text:style-name="T18">:</text:span><text:a xlink:type="simple" xlink:href="http://ec2-13-232-207-92.ap-south-1.compute.amazonaws.com:5023/" text:style-name="Internet_20_link" text:visited-style-name="Visited_20_Internet_20_Link">http://ec2-13-232-207-92.ap-south-1.compute.amazonaws.com:5023/</text:a><text:span text:style-name="T21">api/</text:span></text:p>
      <text:p text:style-name="Text_20_body"/>
      <text:p text:style-name="P1"/>
      <text:p text:style-name="P1">1. <text:span text:style-name="T1">CREATE <text:s/>CALL HISTORY</text:span></text:p>
      <text:list xml:id="list3164517793" text:style-name="L1">
        <text:list-item>
          <text:p text:style-name="P2"><text:bookmark text:name="docs-internal-guid-4f435bba-7fff-b2fc-1943-ccaa9dee6d38"/><text:span text:style-name="T2">Request Url :  </text:span><text:span text:style-name="T4">APIURL+</text:span><text:span text:style-name="T12">callhistory/savecall</text:span></text:p>
        </text:list-item>
        <text:list-item>
          <text:p text:style-name="P5"><text:bookmark text:name="docs-internal-guid-1ee23f51-7fff-c492-7909-5e210035d642"/><text:span text:style-name="T25">Request Type : POST</text:span></text:p>
        </text:list-item>
        <text:list-item>
          <text:p text:style-name="P8"><text:bookmark text:name="docs-internal-guid-34c094b0-7fff-e395-9a2f-7fd816683bc5"/>Input type:body</text:p>
        </text:list-item>
      </text:list>
      <text:p text:style-name="P9"><text:s text:c="9"/>Input:{</text:p>
      <text:p text:style-name="P12"><text:span text:style-name="T23"><text:s text:c="5"/>"doctorId": "string",</text:span></text:p>
      <text:p text:style-name="P12"><text:span text:style-name="T23"><text:s text:c="6"/>"individualId": "string",</text:span></text:p>
      <text:p text:style-name="P12"><text:span text:style-name="T23"><text:s text:c="4"/>"file": "string",</text:span></text:p>
      <text:p text:style-name="P12"><text:span text:style-name="T23"><text:s text:c="3"/>"startTime": "string",</text:span></text:p>
      <text:p text:style-name="P12"><text:span text:style-name="T23"><text:s text:c="4"/>"endTime": "string"</text:span></text:p>
      <text:p text:style-name="P9"><text:s text:c="10"/>}</text:p>
      <text:p text:style-name="P13"><text:bookmark text:name="docs-internal-guid-9d339607-7fff-c742-10a7-822ef048972e"/><text:span text:style-name="T26">2</text:span> . UPDATE SAVED CALL HISTORY</text:p>
      <text:list xml:id="list3487852023" text:style-name="L4">
        <text:list-item>
          <text:p text:style-name="P14"><text:span text:style-name="T6">Request Type:PUT</text:span></text:p>
        </text:list-item>
        <text:list-item>
          <text:p text:style-name="P14"><text:span text:style-name="T6">Request Url: </text:span><text:span text:style-name="T3">APIURL+callhistory/updatecallhistory/{callid}</text:span></text:p>
        </text:list-item>
        <text:list-item>
          <text:p text:style-name="P14"><text:span text:style-name="T6">Input type:body,path</text:span></text:p>
        </text:list-item>
      </text:list>
      <text:p text:style-name="P9"><text:s text:c="11"/>Input:{</text:p>
      <text:p text:style-name="P12"><text:span text:style-name="T23"><text:s text:c="9"/>"doctorId": "string",</text:span></text:p>
      <text:p text:style-name="P12"><text:span text:style-name="T23"><text:s text:c="10"/>"individualId": "string",</text:span></text:p>
      <text:p text:style-name="P12"><text:span text:style-name="T23"><text:s text:c="12"/>"file": "string",</text:span></text:p>
      <text:p text:style-name="P12"><text:span text:style-name="T23"><text:s text:c="12"/>“startTime": "string",</text:span></text:p>
      <text:p text:style-name="P12"><text:span text:style-name="T23"><text:s text:c="12"/>“endTime": "string"</text:span></text:p>
      <text:p text:style-name="P9"><text:s text:c="24"/>}</text:p>
      <text:p text:style-name="P10">3. DOCTOR PROFILE FETCH BY DOCTORID</text:p>
      <text:list xml:id="list110758807735659" text:continue-numbering="true" text:style-name="L4">
        <text:list-item>
          <text:p text:style-name="P15"><text:span text:style-name="T6">Request Type:</text:span><text:span text:style-name="T7">GET</text:span></text:p>
        </text:list-item>
        <text:list-item>
          <text:p text:style-name="P15"><text:span text:style-name="T6">Request Url:</text:span><text:span text:style-name="T3">APIURL</text:span><text:span text:style-name="T5">+</text:span><text:span text:style-name="T13">doctor/0cf579fa-d721-4317-a378-6db6924d2472</text:span></text:p>
        </text:list-item>
      </text:list>
      <text:p text:style-name="P17"><text:span text:style-name="T7">(</text:span><text:span text:style-name="T6"> </text:span><text:span text:style-name="T7">DOCTORID IN PATH)</text:span></text:p>
      <text:list xml:id="list110758674837075" text:continue-numbering="true" text:style-name="L4">
        <text:list-item>
          <text:p text:style-name="P11"><text:span text:style-name="T24">Input type:path</text:span></text:p>
        </text:list-item>
      </text:list>
      <text:p text:style-name="P7"><text:line-break/></text:p>
      <text:list xml:id="list110758298940144" text:continue-numbering="true" text:style-name="L4">
        <text:list-header>
          <text:p text:style-name="P16"><text:soft-page-break/><text:span text:style-name="T15"/></text:p>
          <text:p text:style-name="P16"><text:span text:style-name="T15">3. </text:span><text:span text:style-name="T16">INDIVIDUAL</text:span><text:span text:style-name="T15"> PROFILE FETCH BY </text:span><text:span text:style-name="T16">INDIVIDUALID</text:span></text:p>
        </text:list-header>
        <text:list-item>
          <text:p text:style-name="P16"><text:span text:style-name="T6">Request Type:</text:span><text:span text:style-name="T7">GET</text:span></text:p>
        </text:list-item>
        <text:list-item>
          <text:p text:style-name="P16"><text:span text:style-name="T6">Request Url:</text:span><text:span text:style-name="T3">APIURL</text:span><text:span text:style-name="T5">+</text:span><text:span text:style-name="T13">individual/0b20ac54-cb9a-47bb-ac59-b397dc18bdf1</text:span></text:p>
        </text:list-item>
      </text:list>
      <text:p text:style-name="P18"><text:span text:style-name="T7">(</text:span><text:span text:style-name="T6"> </text:span><text:span text:style-name="T9">INDIVIDUALID</text:span><text:span text:style-name="T7"> IN PATH)</text:span></text:p>
      <text:p text:style-name="P7"><text:span text:style-name="T8">Input type:path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onymous Pro" svg:font-family="'Anonymous Pro', Menlo, Consolas, 'Bitstream Vera Sans Mono', 'Courier New', monospace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Merriweather" svg:font-family="Merriweather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9a0a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0:36:51.381585547</meta:creation-date>
    <dc:date>2019-01-10T11:02:12.682847929</dc:date>
    <meta:editing-duration>PT15M10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36" meta:word-count="103" meta:character-count="998" meta:non-whitespace-character-count="807"/>
  </office:meta>
</office:document-meta>
</file>